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.93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1.19mm"/>
    </style:style>
    <style:style style:name="co9" style:family="table-column">
      <style:table-column-properties fo:break-before="auto" style:column-width="26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12"/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698724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7949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7949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3" table:formula="of:=PI()-[.E6]" office:value-type="float" office:value="1.5707963267949" calcext:value-type="float">
            <text:p>1.5707963267949</text:p>
          </table:table-cell>
          <table:table-cell table:formula="of:=DEGREES([.E7])" office:value-type="float" office:value="90.0000000000002" calcext:value-type="float">
            <text:p>90.0000000000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7982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3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7949</text:p>
          </table:table-cell>
          <table:table-cell table:formula="of:=DEGREES([.E6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7949</text:p>
          </table:table-cell>
          <table:table-cell table:formula="of:=DEGREES([.E7])" office:value-type="float" office:value="90" calcext:value-type="float">
            <text:p>90</text:p>
          </table:table-cell>
          <table:table-cell table:formula="of:=[.F7]/2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8.2842712474619" calcext:value-type="float">
            <text:p>28.2842712474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" calcext:value-type="float">
            <text:p>20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9.04mm" svg:height="136.42mm" svg:x="121.81mm" svg:y="11.16mm">
            <draw:object draw:notify-on-update-of-ranges="Graph.B2:Graph.B2 Graph.C2:Graph.C2 Graph.B3:Graph.B4 Graph.C3:Graph.C4 Graph.B4:Graph.B8 Graph.C4:Graph.C8 Parent.B5:Parent.B5 Parent.B6:Parent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4" office:value-type="string" calcext:value-type="string">
            <text:p>current steps</text:p>
          </table:table-cell>
          <table:table-cell table:style-name="ce5" table:formula="of:=[.C2]*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6" table:formula="of:=ParentWidth/childWidth" office:value-type="float" office:value="2.66666666666667" calcext:value-type="float">
            <text:p>2 2/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3]*[Child.E4]" office:value-type="float" office:value="4.18879020478639" calcext:value-type="float">
            <text:p>4.1887902047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3.0383461263251" calcext:value-type="float">
            <text:p>23.03834612632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8.2842712474619" calcext:value-type="float">
            <text:p>78.2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8.2842712474619" calcext:value-type="float">
            <text:p>78.28427124746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5707963267949" calcext:value-type="float">
            <text:p>1.57079632679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4.18879020478639" calcext:value-type="float">
            <text:p>4.1887902047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5.75958653158129" calcext:value-type="float">
            <text:p>5.75958653158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 AND             ([.B4] &lt;= [.B19])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7" table:formula="of:=parentRadius" office:value-type="float" office:value="28.2842712474619" calcext:value-type="float">
            <text:p>28.2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7" table:formula="of:=IF(   onCorner=1   ;   ParentWidth   ;   ParentWidth - ((ParentWidth*(PAFF + 1))  -  (childWidth*CAFF))    )" office:value-type="float" office:value="0" calcext:value-type="float">
            <text:p>0</text:p>
          </table:table-cell>
          <table:table-cell table:formula="of:=[.B24]+([.C11]*[$Parent.B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7" table:formula="of:=SQRT(POWER(parentRadius;2)+POWER([.$B$24];2) - (2 * parentRadius * [.$B$24] * COS([Parent.E7]/2)))" office:value-type="float" office:value="28.2842712474619" calcext:value-type="float">
            <text:p>28.2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14" table:formula="of:=ASIN((SIN([Parent.E7]/2)*MIN([.B24];parentRadius))/[.B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14" table:formula="of:=Pi-[.B26]-([$Parent.E7]/2)" office:value-type="float" office:value="2.35619449019234" calcext:value-type="float">
            <text:p>2.35619449019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parentRadius;[.B26];[.B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78.2842712474619" calcext:value-type="float">
            <text:p>78.2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8"/>
          <table:table-cell table:style-name="ce8"/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9.04mm" svg:height="136.42mm" svg:x="113.99mm" svg:y="5.08mm">
            <draw:object draw:notify-on-update-of-ranges="Graph.B2:Graph.B2 Graph.C2:Graph.C2 Graph.B3:Graph.B4 Graph.C3:Graph.C4 Graph.B4:Graph.B8 Graph.C4:Graph.C8 Parent.B5:Parent.B5 Parent.B6:Paren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78.2842712474619" calcext:value-type="float">
            <text:p>78.2842712474619</text:p>
          </table:table-cell>
          <table:table-cell table:formula="of:=[calc.B3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78.2842712474619" calcext:value-type="float">
            <text:p>78.2842712474619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50" calcext:value-type="float">
            <text:p>50</text:p>
          </table:table-cell>
          <table:table-cell table:formula="of:=([Parent.$E$8]*SIN(parentRadians + ((PAFF+[.D4]) *ParentInternalAngle))) + parentY" office:value-type="float" office:value="78.2842712474619" calcext:value-type="float">
            <text:p>78.2842712474619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1.7157287525381" calcext:value-type="float">
            <text:p>21.7157287525381</text:p>
          </table:table-cell>
          <table:table-cell table:formula="of:=([Parent.$E$8]*SIN(parentRadians + ((PAFF+[.D5]) *ParentInternalAngle))) + parentY" office:value-type="float" office:value="50" calcext:value-type="float">
            <text:p>50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50" calcext:value-type="float">
            <text:p>50</text:p>
          </table:table-cell>
          <table:table-cell table:formula="of:=([Parent.$E$8]*SIN(parentRadians + ((PAFF+[.D6]) *ParentInternalAngle))) + parentY" office:value-type="float" office:value="21.7157287525381" calcext:value-type="float">
            <text:p>21.7157287525381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78.2842712474619" calcext:value-type="float">
            <text:p>78.2842712474619</text:p>
          </table:table-cell>
          <table:table-cell table:formula="of:=([Parent.$E$8]*SIN(parentRadians + ((PAFF+[.D7]) *ParentInternalAngle))) + parentY" office:value-type="float" office:value="50" calcext:value-type="float">
            <text:p>50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50" calcext:value-type="float">
            <text:p>50</text:p>
          </table:table-cell>
          <table:table-cell table:formula="of:=([Parent.$E$8]*SIN(parentRadians + ((PAFF+[.D8]) *ParentInternalAngle))) + parentY" office:value-type="float" office:value="78.2842712474619" calcext:value-type="float">
            <text:p>78.2842712474619</text:p>
          </table:table-cell>
          <table:table-cell table:formula="of:=[.D7]+1" office:value-type="float" office:value="5" calcext:value-type="float">
            <text:p>5</text:p>
          </table:table-cell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20:01:55.49563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3T23:21:01.275480647</dc:date>
    <meta:editing-duration>PT6H22M15S</meta:editing-duration>
    <meta:editing-cycles>32</meta:editing-cycles>
    <meta:generator>LibreOffice/6.0.7.3$Linux_X86_64 LibreOffice_project/00m0$Build-3</meta:generator>
    <meta:document-statistic meta:table-count="5" meta:cell-count="3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2:Graph.C2 Graph.C3:Graph.C8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8" chart:class="chart:scatter">
            <chart:domain table:cell-range-address="Graph.B4:Graph.B8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2842712474619">
                <text:p>78.2842712474619</text:p>
                <draw:g>
                  <svg:desc>Graph.B2:Graph.B2</svg:desc>
                </draw:g>
              </table:table-cell>
              <table:table-cell office:value-type="float" office:value="50">
                <text:p>50</text:p>
                <draw:g>
                  <svg:desc>Graph.C2:Graph.C2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0">
                <text:p>50</text:p>
                <draw:g>
                  <svg:desc>Graph.B4:Graph.B8</svg:desc>
                </draw:g>
              </table:table-cell>
              <table:table-cell office:value-type="float" office:value="78.2842712474619">
                <text:p>78.2842712474619</text:p>
                <draw:g>
                  <svg:desc>Graph.C4:Graph.C8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2:Graph.C2 Graph.C3:Graph.C8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8" chart:class="chart:scatter">
            <chart:domain table:cell-range-address="Graph.B4:Graph.B8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2842712474619">
                <text:p>78.2842712474619</text:p>
                <draw:g>
                  <svg:desc>Graph.B2:Graph.B2</svg:desc>
                </draw:g>
              </table:table-cell>
              <table:table-cell office:value-type="float" office:value="50">
                <text:p>50</text:p>
                <draw:g>
                  <svg:desc>Graph.C2:Graph.C2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0">
                <text:p>50</text:p>
                <draw:g>
                  <svg:desc>Graph.B4:Graph.B8</svg:desc>
                </draw:g>
              </table:table-cell>
              <table:table-cell office:value-type="float" office:value="78.2842712474619">
                <text:p>78.2842712474619</text:p>
                <draw:g>
                  <svg:desc>Graph.C4:Graph.C8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